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25cm" fo:min-width="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25cm" fo:min-width="3.75cm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svg:stroke-color="#069a2e" draw:marker-end="Arrowheads_20_6" draw:marker-end-width="0.3cm" draw:fill="none" draw:textarea-vertical-align="middle"/>
    </style:style>
    <style:style style:name="gr10" style:family="graphic" style:parent-style-name="objectwithoutfill">
      <style:graphic-properties svg:stroke-color="#069a2e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69a2e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69a2e" draw:marker-end="Arrowheads_20_9" draw:marker-end-width="0.3cm" draw:fill="none" draw:textarea-vertical-align="middle"/>
    </style:style>
    <style:style style:name="gr13" style:family="graphic" style:parent-style-name="objectwithoutfill">
      <style:graphic-properties svg:stroke-color="#069a2e" draw:marker-end="Arrowheads_20_10" draw:marker-end-width="0.3cm" draw:fill="none" draw:textarea-vertical-align="middle"/>
    </style:style>
    <style:style style:name="gr14" style:family="graphic" style:parent-style-name="objectwithoutfill">
      <style:graphic-properties svg:stroke-color="#f10d0c" draw:marker-end="Arrowheads_20_11" draw:marker-end-width="0.3cm" draw:fill="none" draw:textarea-vertical-align="middle"/>
    </style:style>
    <style:style style:name="gr15" style:family="graphic" style:parent-style-name="objectwithoutfill">
      <style:graphic-properties svg:stroke-color="#f10d0c" draw:marker-end="Arrowheads_20_12" draw:marker-end-width="0.3cm" draw:fill="none" draw:textarea-vertical-align="middle"/>
    </style:style>
    <style:style style:name="gr16" style:family="graphic" style:parent-style-name="objectwithoutfill">
      <style:graphic-properties svg:stroke-color="#f10d0c" draw:marker-end="Arrowheads_20_13" draw:marker-end-width="0.3cm" draw:fill="none" draw:textarea-vertical-align="middle"/>
    </style:style>
    <style:style style:name="gr17" style:family="graphic" style:parent-style-name="objectwithoutfill">
      <style:graphic-properties svg:stroke-color="#f10d0c" draw:marker-end="Arrowheads_20_14" draw:marker-end-width="0.3cm" draw:fill="none" draw:textarea-vertical-align="middle"/>
    </style:style>
    <style:style style:name="gr18" style:family="graphic" style:parent-style-name="objectwithoutfill">
      <style:graphic-properties svg:stroke-color="#f10d0c" draw:marker-end="Arrowheads_20_15" draw:marker-end-width="0.3cm" draw:fill="none" draw:textarea-vertical-align="middle"/>
    </style:style>
    <style:style style:name="gr19" style:family="graphic" style:parent-style-name="objectwithoutfill">
      <style:graphic-properties svg:stroke-color="#f10d0c" draw:marker-end="Arrowheads_20_16" draw:marker-end-width="0.3cm" draw:fill="none" draw:textarea-vertical-align="middle"/>
    </style:style>
    <style:style style:name="gr20" style:family="graphic" style:parent-style-name="objectwithoutfill">
      <style:graphic-properties svg:stroke-color="#f10d0c" draw:marker-end="Arrowheads_20_17" draw:marker-end-width="0.3cm" draw:fill="none" draw:textarea-vertical-align="middle"/>
    </style:style>
    <style:style style:name="gr21" style:family="graphic" style:parent-style-name="objectwithoutfill">
      <style:graphic-properties svg:stroke-color="#f10d0c" draw:marker-end="Arrowheads_20_18" draw:marker-end-width="0.3cm" draw:fill="none" draw:textarea-vertical-align="middle"/>
    </style:style>
    <style:style style:name="gr22" style:family="graphic" style:parent-style-name="objectwithoutfill">
      <style:graphic-properties svg:stroke-color="#f10d0c" draw:marker-end="Arrowheads_20_19" draw:marker-end-width="0.3cm" draw:fill="none" draw:textarea-vertical-align="middle"/>
    </style:style>
    <style:style style:name="gr23" style:family="graphic" style:parent-style-name="objectwithoutfill">
      <style:graphic-properties svg:stroke-color="#f10d0c" draw:marker-end="Arrowheads_20_20" draw:marker-end-width="0.3cm" draw:fill="none" draw:textarea-vertical-align="middle"/>
    </style:style>
    <style:style style:name="gr24" style:family="graphic" style:parent-style-name="objectwithoutfill">
      <style:graphic-properties svg:stroke-color="#069a2e" draw:marker-end="Arrowheads_20_22" draw:marker-end-width="0.3cm" draw:fill="none" draw:textarea-vertical-align="middle"/>
    </style:style>
    <style:style style:name="gr25" style:family="graphic" style:parent-style-name="objectwithoutfill">
      <style:graphic-properties svg:stroke-color="#069a2e" draw:marker-end="Arrowheads_20_23" draw:marker-end-width="0.3cm" draw:fill="none" draw:textarea-vertical-align="middle"/>
    </style:style>
    <style:style style:name="gr26" style:family="graphic" style:parent-style-name="objectwithoutfill">
      <style:graphic-properties svg:stroke-color="#069a2e" draw:marker-end="Arrowheads_20_24" draw:marker-end-width="0.3cm" draw:fill="none" draw:textarea-vertical-align="middle"/>
    </style:style>
    <style:style style:name="gr27" style:family="graphic" style:parent-style-name="objectwithoutfill">
      <style:graphic-properties svg:stroke-color="#069a2e" draw:marker-end="Arrowheads_20_25" draw:marker-end-width="0.3cm" draw:fill="none" draw:textarea-vertical-align="middle"/>
    </style:style>
    <style:style style:name="gr28" style:family="graphic" style:parent-style-name="objectwithoutfill">
      <style:graphic-properties svg:stroke-color="#3465a4" draw:marker-end="Arrowheads_20_26" draw:marker-end-width="0.3cm" draw:fill="none" draw:textarea-vertical-align="middle"/>
    </style:style>
    <style:style style:name="gr29" style:family="graphic" style:parent-style-name="objectwithoutfill">
      <style:graphic-properties svg:stroke-color="#3465a4" draw:marker-end="Arrowheads_20_27" draw:marker-end-width="0.3cm" draw:fill="none" draw:textarea-vertical-align="middle"/>
    </style:style>
    <style:style style:name="gr30" style:family="graphic" style:parent-style-name="objectwithoutfill">
      <style:graphic-properties svg:stroke-color="#3465a4" draw:marker-end="Arrowheads_20_28" draw:marker-end-width="0.3cm" draw:fill="none" draw:textarea-vertical-align="middle"/>
    </style:style>
    <style:style style:name="gr31" style:family="graphic" style:parent-style-name="objectwithoutfill">
      <style:graphic-properties svg:stroke-color="#3465a4" draw:marker-end="Arrowheads_20_29" draw:marker-end-width="0.3cm" draw:fill="none" draw:textarea-vertical-align="middle"/>
    </style:style>
    <style:style style:name="gr32" style:family="graphic" style:parent-style-name="objectwithoutfill">
      <style:graphic-properties svg:stroke-color="#3465a4" draw:marker-end="Arrowheads_20_30" draw:marker-end-width="0.3cm" draw:fill="none" draw:textarea-vertical-align="middle"/>
    </style:style>
    <style:style style:name="gr33" style:family="graphic" style:parent-style-name="objectwithoutfill">
      <style:graphic-properties svg:stroke-color="#800080" draw:marker-end="Arrowheads_20_31" draw:marker-end-width="0.3cm" draw:fill="none" draw:textarea-vertical-align="middle"/>
    </style:style>
    <style:style style:name="gr34" style:family="graphic" style:parent-style-name="objectwithoutfill">
      <style:graphic-properties svg:stroke-color="#800080" draw:marker-end="Arrowheads_20_32" draw:marker-end-width="0.3cm" draw:fill="none" draw:textarea-vertical-align="middle"/>
    </style:style>
    <style:style style:name="gr35" style:family="graphic" style:parent-style-name="objectwithoutfill">
      <style:graphic-properties svg:stroke-color="#800080" draw:marker-end="Arrowheads_20_33" draw:marker-end-width="0.3cm" draw:fill="none" draw:textarea-vertical-align="middle"/>
    </style:style>
    <style:style style:name="gr36" style:family="graphic" style:parent-style-name="objectwithoutfill">
      <style:graphic-properties svg:stroke-color="#800080" draw:marker-end="Arrowheads_20_34" draw:marker-end-width="0.3cm" draw:fill="none" draw:textarea-vertical-align="middle"/>
    </style:style>
    <style:style style:name="gr37" style:family="graphic" style:parent-style-name="objectwithoutfill">
      <style:graphic-properties svg:stroke-color="#800080" draw:marker-end="Arrowheads_20_35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Arrowheads_20_36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Arrowheads_20_37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Arrowheads_20_39" draw:marker-end-width="0.3cm" draw:fill="none" draw:textarea-vertical-align="middle"/>
    </style:style>
    <style:style style:name="gr42" style:family="graphic" style:parent-style-name="objectwithoutfill">
      <style:graphic-properties svg:stroke-color="#000000" draw:marker-end="Arrowheads_20_40" draw:marker-end-width="0.3cm" draw:fill="none" draw:textarea-vertical-align="middle"/>
    </style:style>
    <style:style style:name="gr43" style:family="graphic" style:parent-style-name="objectwithoutfill">
      <style:graphic-properties svg:stroke-color="#069a2e" draw:marker-end="Arrowheads_20_41" draw:marker-end-width="0.3cm" draw:fill="none" draw:textarea-vertical-align="middle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5cm" svg:height="6.5cm" svg:x="9.25cm" svg:y="1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5cm" svg:height="6.5cm" svg:x="1.25cm" svg:y="1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25cm" svg:height="6.5cm" svg:x="3.75cm" svg:y="1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1" draw:id="id1" draw:layer="layout" svg:width="1cm" svg:height="1cm" svg:x="1.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7" draw:id="id7" draw:layer="layout" svg:width="1cm" svg:height="1cm" svg:x="1.501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8" draw:id="id8" draw:layer="layout" svg:width="1cm" svg:height="1cm" svg:x="1.501cm" svg:y="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" draw:id="id3" draw:layer="layout" svg:width="1cm" svg:height="1cm" svg:x="4cm" svg:y="2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" draw:id="id4" draw:layer="layout" svg:width="1cm" svg:height="1cm" svg:x="4.001cm" svg:y="4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" draw:id="id5" draw:layer="layout" svg:width="1cm" svg:height="1cm" svg:x="4.001cm" svg:y="5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" draw:id="id2" draw:layer="layout" svg:width="1cm" svg:height="1cm" svg:x="4.001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" draw:id="id6" draw:layer="layout" svg:width="1cm" svg:height="1cm" svg:x="4.00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5" draw:id="id15" draw:layer="layout" svg:width="1cm" svg:height="1cm" svg:x="6.748cm" svg:y="2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9" draw:id="id9" draw:layer="layout" svg:width="1cm" svg:height="1cm" svg:x="6.749cm" svg:y="4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7" draw:id="id17" draw:layer="layout" svg:width="1cm" svg:height="1cm" svg:x="6.749cm" svg:y="5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6" draw:id="id16" draw:layer="layout" svg:width="1cm" svg:height="1cm" svg:x="6.749cm" svg:y="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8" draw:id="id18" draw:layer="layout" svg:width="1cm" svg:height="1cm" svg:x="6.75cm" svg:y="6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1" draw:id="id11" draw:layer="layout" svg:width="1cm" svg:height="1cm" svg:x="9.5cm" svg:y="2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2" draw:id="id12" draw:layer="layout" svg:width="1cm" svg:height="1cm" svg:x="9.501cm" svg:y="4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3" draw:id="id13" draw:layer="layout" svg:width="1cm" svg:height="1cm" svg:x="9.501cm" svg:y="5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0" draw:id="id10" draw:layer="layout" svg:width="1cm" svg:height="1cm" svg:x="9.501cm" svg:y="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4" draw:id="id14" draw:layer="layout" svg:width="1cm" svg:height="1cm" svg:x="9.502cm" svg:y="6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2.5cm" svg:y1="3.25cm" svg:x2="4.001cm" svg:y2="2cm" draw:start-shape="id1" draw:start-glue-point="10" draw:end-shape="id2" draw:end-glue-point="6" svg:d="M2500 3250l1501-1250" svg:viewBox="0 0 1502 1251">
            <text:p/>
          </draw:connector>
          <draw:connector draw:style-name="gr5" draw:text-style-name="P3" draw:layer="layout" draw:type="line" svg:x1="2.5cm" svg:y1="3.25cm" svg:x2="4cm" svg:y2="3.251cm" draw:start-shape="id1" draw:start-glue-point="10" draw:end-shape="id3" draw:end-glue-point="6" svg:d="M2500 3250l1500 1" svg:viewBox="0 0 1501 2">
            <text:p/>
          </draw:connector>
          <draw:connector draw:style-name="gr6" draw:text-style-name="P3" draw:layer="layout" draw:type="line" svg:x1="2.5cm" svg:y1="3.25cm" svg:x2="4.001cm" svg:y2="4.501cm" draw:start-shape="id1" draw:start-glue-point="10" draw:end-shape="id4" draw:end-glue-point="6" svg:d="M2500 3250l1501 1251" svg:viewBox="0 0 1502 1252">
            <text:p/>
          </draw:connector>
          <draw:connector draw:style-name="gr7" draw:text-style-name="P3" draw:layer="layout" draw:type="line" svg:x1="2.5cm" svg:y1="3.25cm" svg:x2="4.001cm" svg:y2="5.751cm" draw:start-shape="id1" draw:start-glue-point="10" draw:end-shape="id5" draw:end-glue-point="6" svg:d="M2500 3250l1501 2501" svg:viewBox="0 0 1502 2502">
            <text:p/>
          </draw:connector>
          <draw:connector draw:style-name="gr8" draw:text-style-name="P3" draw:layer="layout" draw:type="line" svg:x1="2.5cm" svg:y1="3.25cm" svg:x2="4.002cm" svg:y2="7cm" draw:start-shape="id1" draw:start-glue-point="10" draw:end-shape="id6" draw:end-glue-point="6" svg:d="M2500 3250l1502 3750" svg:viewBox="0 0 1503 3751">
            <text:p/>
          </draw:connector>
          <draw:connector draw:style-name="gr9" draw:text-style-name="P3" draw:layer="layout" draw:type="line" svg:x1="2.501cm" svg:y1="4.5cm" svg:x2="4.001cm" svg:y2="2cm" draw:start-shape="id7" draw:start-glue-point="10" draw:end-shape="id2" draw:end-glue-point="6" svg:d="M2501 4500l1500-2500" svg:viewBox="0 0 1501 2501">
            <text:p/>
          </draw:connector>
          <draw:connector draw:style-name="gr10" draw:text-style-name="P3" draw:layer="layout" draw:type="line" svg:x1="2.501cm" svg:y1="4.5cm" svg:x2="4cm" svg:y2="3.251cm" draw:start-shape="id7" draw:start-glue-point="10" draw:end-shape="id3" draw:end-glue-point="6" svg:d="M2501 4500l1499-1249" svg:viewBox="0 0 1500 1250">
            <text:p/>
          </draw:connector>
          <draw:connector draw:style-name="gr11" draw:text-style-name="P3" draw:layer="layout" draw:type="line" svg:x1="2.501cm" svg:y1="4.5cm" svg:x2="4.001cm" svg:y2="4.501cm" draw:start-shape="id7" draw:start-glue-point="10" draw:end-shape="id4" draw:end-glue-point="6" svg:d="M2501 4500l1500 1" svg:viewBox="0 0 1501 2">
            <text:p/>
          </draw:connector>
          <draw:connector draw:style-name="gr12" draw:text-style-name="P3" draw:layer="layout" draw:type="line" svg:x1="2.501cm" svg:y1="4.5cm" svg:x2="4.001cm" svg:y2="5.751cm" draw:start-shape="id7" draw:start-glue-point="10" draw:end-shape="id5" draw:end-glue-point="6" svg:d="M2501 4500l1500 1251" svg:viewBox="0 0 1501 1252">
            <text:p/>
          </draw:connector>
          <draw:connector draw:style-name="gr13" draw:text-style-name="P3" draw:layer="layout" draw:type="line" svg:x1="2.501cm" svg:y1="4.5cm" svg:x2="4.002cm" svg:y2="7cm" draw:start-shape="id7" draw:start-glue-point="10" draw:end-shape="id6" draw:end-glue-point="6" svg:d="M2501 4500l1501 2500" svg:viewBox="0 0 1502 2501">
            <text:p/>
          </draw:connector>
          <draw:connector draw:style-name="gr14" draw:text-style-name="P3" draw:layer="layout" draw:type="line" svg:x1="2.501cm" svg:y1="5.75cm" svg:x2="4.001cm" svg:y2="2cm" draw:start-shape="id8" draw:start-glue-point="10" draw:end-shape="id2" draw:end-glue-point="6" svg:d="M2501 5750l1500-3750" svg:viewBox="0 0 1501 3751">
            <text:p/>
          </draw:connector>
          <draw:connector draw:style-name="gr15" draw:text-style-name="P3" draw:layer="layout" draw:type="line" svg:x1="2.501cm" svg:y1="5.75cm" svg:x2="4cm" svg:y2="3.251cm" draw:start-shape="id8" draw:start-glue-point="10" draw:end-shape="id3" draw:end-glue-point="6" svg:d="M2501 5750l1499-2499" svg:viewBox="0 0 1500 2500">
            <text:p/>
          </draw:connector>
          <draw:connector draw:style-name="gr16" draw:text-style-name="P3" draw:layer="layout" draw:type="line" svg:x1="2.501cm" svg:y1="5.75cm" svg:x2="4.001cm" svg:y2="4.501cm" draw:start-shape="id8" draw:start-glue-point="10" draw:end-shape="id4" draw:end-glue-point="6" svg:d="M2501 5750l1500-1249" svg:viewBox="0 0 1501 1250">
            <text:p/>
          </draw:connector>
          <draw:connector draw:style-name="gr17" draw:text-style-name="P3" draw:layer="layout" draw:type="line" svg:x1="2.501cm" svg:y1="5.75cm" svg:x2="4.001cm" svg:y2="5.751cm" draw:start-shape="id8" draw:start-glue-point="10" draw:end-shape="id5" draw:end-glue-point="6" svg:d="M2501 5750l1500 1" svg:viewBox="0 0 1501 2">
            <text:p/>
          </draw:connector>
          <draw:connector draw:style-name="gr18" draw:text-style-name="P3" draw:layer="layout" draw:type="line" svg:x1="2.501cm" svg:y1="5.75cm" svg:x2="4.002cm" svg:y2="7cm" draw:start-shape="id8" draw:start-glue-point="10" draw:end-shape="id6" draw:end-glue-point="6" svg:d="M2501 5750l1501 1250" svg:viewBox="0 0 1502 1251">
            <text:p/>
          </draw:connector>
          <draw:connector draw:style-name="gr19" draw:text-style-name="P3" draw:layer="layout" draw:type="line" svg:x1="7.749cm" svg:y1="4.502cm" svg:x2="9.501cm" svg:y2="2.002cm" draw:start-shape="id9" draw:start-glue-point="10" draw:end-shape="id10" draw:end-glue-point="6" svg:d="M7749 4502l1752-2500" svg:viewBox="0 0 1753 2501">
            <text:p/>
          </draw:connector>
          <draw:connector draw:style-name="gr20" draw:text-style-name="P3" draw:layer="layout" draw:type="line" svg:x1="7.749cm" svg:y1="4.502cm" svg:x2="9.5cm" svg:y2="3.253cm" draw:start-shape="id9" draw:start-glue-point="10" draw:end-shape="id11" draw:end-glue-point="6" svg:d="M7749 4502l1751-1249" svg:viewBox="0 0 1752 1250">
            <text:p/>
          </draw:connector>
          <draw:connector draw:style-name="gr21" draw:text-style-name="P3" draw:layer="layout" draw:type="line" svg:x1="7.749cm" svg:y1="4.502cm" svg:x2="9.501cm" svg:y2="4.503cm" draw:start-shape="id9" draw:start-glue-point="10" draw:end-shape="id12" draw:end-glue-point="6" svg:d="M7749 4502l1752 1" svg:viewBox="0 0 1753 2">
            <text:p/>
          </draw:connector>
          <draw:connector draw:style-name="gr22" draw:text-style-name="P3" draw:layer="layout" draw:type="line" svg:x1="7.749cm" svg:y1="4.502cm" svg:x2="9.501cm" svg:y2="5.753cm" draw:start-shape="id9" draw:start-glue-point="10" draw:end-shape="id13" draw:end-glue-point="6" svg:d="M7749 4502l1752 1251" svg:viewBox="0 0 1753 1252">
            <text:p/>
          </draw:connector>
          <draw:connector draw:style-name="gr23" draw:text-style-name="P3" draw:layer="layout" draw:type="line" svg:x1="7.749cm" svg:y1="4.502cm" svg:x2="9.502cm" svg:y2="7.002cm" draw:start-shape="id9" draw:start-glue-point="10" draw:end-shape="id14" draw:end-glue-point="6" svg:d="M7749 4502l1753 2500" svg:viewBox="0 0 1754 2501">
            <text:p/>
          </draw:connector>
          <draw:connector draw:style-name="gr24" draw:text-style-name="P3" draw:layer="layout" draw:type="line" svg:x1="7.748cm" svg:y1="3.252cm" svg:x2="9.501cm" svg:y2="2.002cm" draw:start-shape="id15" draw:start-glue-point="10" draw:end-shape="id10" draw:end-glue-point="6" svg:d="M7748 3252l1753-1250" svg:viewBox="0 0 1754 1251">
            <text:p/>
          </draw:connector>
          <draw:connector draw:style-name="gr25" draw:text-style-name="P3" draw:layer="layout" draw:type="line" svg:x1="7.748cm" svg:y1="3.252cm" svg:x2="9.5cm" svg:y2="3.253cm" draw:start-shape="id15" draw:start-glue-point="10" draw:end-shape="id11" draw:end-glue-point="6" svg:d="M7748 3252l1752 1" svg:viewBox="0 0 1753 2">
            <text:p/>
          </draw:connector>
          <draw:connector draw:style-name="gr26" draw:text-style-name="P3" draw:layer="layout" draw:type="line" svg:x1="7.748cm" svg:y1="3.252cm" svg:x2="9.501cm" svg:y2="4.503cm" draw:start-shape="id15" draw:start-glue-point="10" draw:end-shape="id12" draw:end-glue-point="6" svg:d="M7748 3252l1753 1251" svg:viewBox="0 0 1754 1252">
            <text:p/>
          </draw:connector>
          <draw:connector draw:style-name="gr27" draw:text-style-name="P3" draw:layer="layout" draw:type="line" svg:x1="7.748cm" svg:y1="3.252cm" svg:x2="9.501cm" svg:y2="5.753cm" draw:start-shape="id15" draw:start-glue-point="10" draw:end-shape="id13" draw:end-glue-point="6" svg:d="M7748 3252l1753 2501" svg:viewBox="0 0 1754 2502">
            <text:p/>
          </draw:connector>
          <draw:connector draw:style-name="gr28" draw:text-style-name="P3" draw:layer="layout" draw:type="line" svg:x1="7.749cm" svg:y1="2.001cm" svg:x2="9.501cm" svg:y2="2.002cm" draw:start-shape="id16" draw:start-glue-point="10" draw:end-shape="id10" draw:end-glue-point="6" svg:d="M7749 2001l1752 1" svg:viewBox="0 0 1753 2">
            <text:p/>
          </draw:connector>
          <draw:connector draw:style-name="gr29" draw:text-style-name="P3" draw:layer="layout" draw:type="line" svg:x1="7.749cm" svg:y1="2.001cm" svg:x2="9.5cm" svg:y2="3.253cm" draw:start-shape="id16" draw:start-glue-point="10" draw:end-shape="id11" draw:end-glue-point="6" svg:d="M7749 2001l1751 1252" svg:viewBox="0 0 1752 1253">
            <text:p/>
          </draw:connector>
          <draw:connector draw:style-name="gr30" draw:text-style-name="P3" draw:layer="layout" draw:type="line" svg:x1="7.749cm" svg:y1="2.001cm" svg:x2="9.501cm" svg:y2="4.503cm" draw:start-shape="id16" draw:start-glue-point="10" draw:end-shape="id12" draw:end-glue-point="6" svg:d="M7749 2001l1752 2502" svg:viewBox="0 0 1753 2503">
            <text:p/>
          </draw:connector>
          <draw:connector draw:style-name="gr31" draw:text-style-name="P3" draw:layer="layout" draw:type="line" svg:x1="7.749cm" svg:y1="2.001cm" svg:x2="9.501cm" svg:y2="5.753cm" draw:start-shape="id16" draw:start-glue-point="10" draw:end-shape="id13" draw:end-glue-point="6" svg:d="M7749 2001l1752 3752" svg:viewBox="0 0 1753 3753">
            <text:p/>
          </draw:connector>
          <draw:connector draw:style-name="gr32" draw:text-style-name="P3" draw:layer="layout" draw:type="line" svg:x1="7.749cm" svg:y1="2.001cm" svg:x2="9.502cm" svg:y2="7.002cm" draw:start-shape="id16" draw:start-glue-point="10" draw:end-shape="id14" draw:end-glue-point="6" svg:d="M7749 2001l1753 5001" svg:viewBox="0 0 1754 5002">
            <text:p/>
          </draw:connector>
          <draw:connector draw:style-name="gr33" draw:text-style-name="P3" draw:layer="layout" draw:type="line" svg:x1="7.749cm" svg:y1="5.752cm" svg:x2="9.501cm" svg:y2="2.002cm" draw:start-shape="id17" draw:start-glue-point="10" draw:end-shape="id10" draw:end-glue-point="6" svg:d="M7749 5752l1752-3750" svg:viewBox="0 0 1753 3751">
            <text:p/>
          </draw:connector>
          <draw:connector draw:style-name="gr34" draw:text-style-name="P3" draw:layer="layout" draw:type="line" svg:x1="7.749cm" svg:y1="5.752cm" svg:x2="9.5cm" svg:y2="3.253cm" draw:start-shape="id17" draw:start-glue-point="10" draw:end-shape="id11" draw:end-glue-point="6" svg:d="M7749 5752l1751-2499" svg:viewBox="0 0 1752 2500">
            <text:p/>
          </draw:connector>
          <draw:connector draw:style-name="gr35" draw:text-style-name="P3" draw:layer="layout" draw:type="line" svg:x1="7.749cm" svg:y1="5.752cm" svg:x2="9.501cm" svg:y2="4.503cm" draw:start-shape="id17" draw:start-glue-point="10" draw:end-shape="id12" draw:end-glue-point="6" svg:d="M7749 5752l1752-1249" svg:viewBox="0 0 1753 1250">
            <text:p/>
          </draw:connector>
          <draw:connector draw:style-name="gr36" draw:text-style-name="P3" draw:layer="layout" draw:type="line" svg:x1="7.749cm" svg:y1="5.752cm" svg:x2="9.501cm" svg:y2="5.753cm" draw:start-shape="id17" draw:start-glue-point="10" draw:end-shape="id13" draw:end-glue-point="6" svg:d="M7749 5752l1752 1" svg:viewBox="0 0 1753 2">
            <text:p/>
          </draw:connector>
          <draw:connector draw:style-name="gr37" draw:text-style-name="P3" draw:layer="layout" draw:type="line" svg:x1="7.749cm" svg:y1="5.752cm" svg:x2="9.502cm" svg:y2="7.002cm" draw:start-shape="id17" draw:start-glue-point="10" draw:end-shape="id14" draw:end-glue-point="6" svg:d="M7749 5752l1753 1250" svg:viewBox="0 0 1754 1251">
            <text:p/>
          </draw:connector>
          <draw:connector draw:style-name="gr38" draw:text-style-name="P3" draw:layer="layout" draw:type="line" svg:x1="7.75cm" svg:y1="7.001cm" svg:x2="9.501cm" svg:y2="2.002cm" draw:start-shape="id18" draw:start-glue-point="10" draw:end-shape="id10" draw:end-glue-point="6" svg:d="M7750 7001l1751-4999" svg:viewBox="0 0 1752 5000">
            <text:p/>
          </draw:connector>
          <draw:connector draw:style-name="gr39" draw:text-style-name="P3" draw:layer="layout" draw:type="line" svg:x1="7.75cm" svg:y1="7.001cm" svg:x2="9.5cm" svg:y2="3.253cm" draw:start-shape="id18" draw:start-glue-point="10" draw:end-shape="id11" draw:end-glue-point="6" svg:d="M7750 7001l1750-3748" svg:viewBox="0 0 1751 3749">
            <text:p/>
          </draw:connector>
          <draw:connector draw:style-name="gr40" draw:text-style-name="P3" draw:layer="layout" draw:type="line" svg:x1="7.75cm" svg:y1="7.001cm" svg:x2="9.501cm" svg:y2="4.503cm" draw:start-shape="id18" draw:start-glue-point="10" draw:end-shape="id12" draw:end-glue-point="6" svg:d="M7750 7001l1751-2498" svg:viewBox="0 0 1752 2499">
            <text:p/>
          </draw:connector>
          <draw:connector draw:style-name="gr41" draw:text-style-name="P3" draw:layer="layout" draw:type="line" svg:x1="7.75cm" svg:y1="7.001cm" svg:x2="9.501cm" svg:y2="5.753cm" draw:start-shape="id18" draw:start-glue-point="10" draw:end-shape="id13" draw:end-glue-point="6" svg:d="M7750 7001l1751-1248" svg:viewBox="0 0 1752 1249">
            <text:p/>
          </draw:connector>
          <draw:connector draw:style-name="gr42" draw:text-style-name="P3" draw:layer="layout" draw:type="line" svg:x1="7.75cm" svg:y1="7.001cm" svg:x2="9.502cm" svg:y2="7.002cm" draw:start-shape="id18" draw:start-glue-point="10" draw:end-shape="id14" draw:end-glue-point="6" svg:d="M7750 7001l1752 1" svg:viewBox="0 0 1753 2">
            <text:p/>
          </draw:connector>
          <draw:connector draw:style-name="gr43" draw:text-style-name="P3" draw:layer="layout" draw:type="line" svg:x1="7.748cm" svg:y1="3.252cm" svg:x2="9.502cm" svg:y2="7.002cm" draw:start-shape="id15" draw:start-glue-point="10" draw:end-shape="id14" draw:end-glue-point="6" svg:d="M7748 3252l1754 3750" svg:viewBox="0 0 1755 3751">
            <text:p/>
          </draw:connector>
          <draw:custom-shape draw:style-name="gr44" draw:text-style-name="P4" draw:layer="layout" svg:width="0.25cm" svg:height="0.25cm" svg:x="6.25cm" svg:y="4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4" draw:text-style-name="P4" draw:layer="layout" svg:width="0.25cm" svg:height="0.25cm" svg:x="5.75cm" svg:y="4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4" draw:text-style-name="P4" draw:layer="layout" svg:width="0.25cm" svg:height="0.25cm" svg:x="5.25cm" svg:y="4.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22:47:33.415420800</meta:creation-date>
    <dc:date>2022-04-15T23:59:23.368343253</dc:date>
    <meta:editing-duration>PT49M25S</meta:editing-duration>
    <meta:editing-cycles>7</meta:editing-cycles>
    <meta:generator>LibreOffice/7.3.2.2$Linux_X86_64 LibreOffice_project/30$Build-2</meta:generator>
    <meta:document-statistic meta:object-count="65"/>
  </office:meta>
</office:document-meta>
</file>